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B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Налич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, C4, C5, C6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18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1</text:p>
          </table:table-cell>
          <table:table-cell office:value-type="string" calcext:value-type="string">
            <text:p>USB_B_Mi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LE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4_P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2x05_Odd_Eve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RLML5203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, R5, R6, R13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9, R10, R11, R12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Pu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TM32F103CBT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XS0108EP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V70033_SOT23-5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8MHz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6T14:23:51.486000000</dc:date>
    <meta:editing-duration>PT5M10S</meta:editing-duration>
    <meta:editing-cycles>1</meta:editing-cycles>
    <meta:document-statistic meta:table-count="1" meta:cell-count="87" meta:object-count="0"/>
    <meta:generator>LibreOffice/7.4.4.2$Windows_X86_64 LibreOffice_project/85569322deea74ec9134968a29af2df5663baa21</meta:generator>
  </office:meta>
</office:document-meta>
</file>